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75cm" svg:height="3.565cm" draw:transform="skewX (0.000872664625997168) rotate (-1.55194677087336) translate (6.992055006307cm 2.0232751942599cm)" svg:viewBox="0 0 1176 3566" svg:d="M1175 3413c-77-195-227-738-286-1202-59-465-106-1598-78-1832s-820-533-811-287c18 460 69 1493 188 2230 118 738 110 725 220 1143 55 205 805 49 767-52z">
          <text:p/>
        </draw:path>
        <draw:path draw:style-name="gr1" draw:text-style-name="P1" draw:layer="layout" svg:width="0.903cm" svg:height="0.661cm" draw:transform="skewX (0.00244346095279205) rotate (-2.1556561591382) translate (7.25847366595001cm 2.18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1cm" draw:transform="skewX (0.00122173047639598) rotate (-2.1556561591382) translate (4.17779065192801cm 2.596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6.499cm" svg:height="4.078cm" draw:transform="skewX (-0.000174532925199433) rotate (1.55247036964896) translate (2.83409591136299cm 8.8410365994371cm)" svg:viewBox="0 0 6500 4079" svg:d="M6441 3731c-1074 103-1156 136-2125 213-968 78-2139 235-2874 46-734-188-1227-497-1418-1781-192-1285 800-2548 2369-2126 221 71 240 746 3 694-1081-302-1917 699-1586 1817 331 1117 881 920 1876 845 994-75 2528-236 3297-377 262-73 671 657 458 669z">
          <text:p/>
        </draw:path>
        <draw:path draw:style-name="gr1" draw:text-style-name="P1" draw:layer="layout" svg:width="0.902cm" svg:height="0.661cm" draw:transform="skewX (0.00122173047639608) rotate (-2.1556561591382) translate (3.784457318594cm 6.39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204) rotate (-2.1556561591382) translate (6.81847366594999cm 2.527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38:16.669000000</dc:date>
    <meta:editing-duration>PT3M8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